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uration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setFeature( String featureId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addRecognizedFeatures( String [ ] feature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figuration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getFeature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figuration.reset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figuration.setDocumentHandler( XML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openInputSourceStream( XMLInput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onfiguration.add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figuration.setProperty( String propertyId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onfiguration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setDTDHandler( XML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setErrorHandler( XML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figuration.addRecognizedProperties( String [ ] property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figuration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tion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